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987" officeooo:paragraph-rsid="001ab9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as que mejorar:</text:p>
      <text:p text:style-name="P1"/>
      <text:p text:style-name="P1">- Debe tener los estilos del CSS en un archivo aparte para limpiar la estructura HTML</text:p>
      <text:p text:style-name="P1">- Basarse en Mobile First para diseno mas responsivo</text:p>
      <text:p text:style-name="P1">- El header debe estar fijo para que sirva de acceso rapido a las otras paginas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1:01:34.494710526</meta:creation-date>
    <dc:date>2024-09-03T11:06:48.462599698</dc:date>
    <meta:editing-duration>PT5M17S</meta:editing-duration>
    <meta:editing-cycles>1</meta:editing-cycles>
    <meta:document-statistic meta:table-count="0" meta:image-count="0" meta:object-count="0" meta:page-count="1" meta:paragraph-count="4" meta:word-count="44" meta:character-count="235" meta:non-whitespace-character-count="195"/>
    <meta:generator>LibreOffice/7.4.7.2$Linux_X86_64 LibreOffice_project/40$Build-2</meta:generator>
  </office:meta>
</office:document-meta>
</file>